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6093" officeooo:paragraph-rsid="000a6093"/>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0a60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6bf7d08c-7fff-e59c-f4ea-3060f915bdca"/>A small set of FSS designs are taken and simulated using HFSS. Data obtained from the simulation can be used to model a relationship from cutoff frequencies to FSS dimensions. Although this relationship can be modeled using ANN but owing to the complexities of this relationship, ANN was not able to produce accurate results. Since the relationship that outputs cutoff frequencies from the dimensions of FSS is comparatively simpler, a good workaround used in this study is to train an ANN on the latter relationship. The trained ANN is then used to create a database containing all possible dimensions of FSS along with the cutoff frequencies produced by them. Since some cutoff frequency bands may not be produced by any FSS design, the design producing the closet frequency band according to MAE criterion is searched in the database. </text:p>
      <text:p text:style-name="P2"/>
      <text:p text:style-name="P2">For certains FSS designs sharp peaks <text:span text:style-name="T1">were present</text:span> in transmission coefficient vs frequency graph which caused the ANN to make wrong predictions for those designs. From a small training set of FSS designs such peaks are not always possible to predict and hence need to be overlooked. The popular MSE loss function heavily penalized the ANN for such designs causing the learning to become unstable. Hence, in this study, it was replaced with LogCosh because it's not so strongly affected by the occasional wildly incorrect prediction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8T20:14:21.726177245</meta:creation-date>
    <dc:date>2020-11-18T20:20:40.259174986</dc:date>
    <meta:editing-duration>PT2M18S</meta:editing-duration>
    <meta:editing-cycles>2</meta:editing-cycles>
    <meta:generator>LibreOffice/6.4.6.2$Linux_X86_64 LibreOffice_project/40$Build-2</meta:generator>
    <meta:document-statistic meta:table-count="0" meta:image-count="0" meta:object-count="0" meta:page-count="1" meta:paragraph-count="2" meta:word-count="224" meta:character-count="1371" meta:non-whitespace-character-count="1148"/>
  </office:meta>
</office:document-meta>
</file>